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Calibri Light" officeooo:paragraph-rsid="00005aa3"/>
    </style:style>
    <style:style style:name="P2" style:family="paragraph" style:parent-style-name="Heading_20_2">
      <style:text-properties fo:color="#729fcf" loext:opacity="100%" style:font-name="Calibri Light" officeooo:rsid="00005aa3" officeooo:paragraph-rsid="00005aa3"/>
    </style:style>
    <style:style style:name="P3" style:family="paragraph" style:parent-style-name="Heading_20_2">
      <style:text-properties fo:color="#729fcf" loext:opacity="100%" style:font-name="Calibri Light" officeooo:rsid="0003a64d" officeooo:paragraph-rsid="0003a64d"/>
    </style:style>
    <style:style style:name="P4" style:family="paragraph" style:parent-style-name="Text_20_body">
      <style:text-properties fo:color="#000000" loext:opacity="100%" style:font-name="Calibri Light" officeooo:rsid="0000db6f" officeooo:paragraph-rsid="0000db6f"/>
    </style:style>
    <style:style style:name="P5" style:family="paragraph" style:parent-style-name="Text_20_body" style:list-style-name="L1">
      <style:text-properties fo:color="#000000" loext:opacity="100%" style:font-name="Calibri Light" officeooo:paragraph-rsid="0000db6f"/>
    </style:style>
    <style:style style:name="P6" style:family="paragraph" style:parent-style-name="Text_20_body" style:list-style-name="L1">
      <style:text-properties fo:color="#000000" loext:opacity="100%" style:font-name="Calibri Light" officeooo:rsid="00015a07" officeooo:paragraph-rsid="00015a07"/>
    </style:style>
    <style:style style:name="P7" style:family="paragraph" style:parent-style-name="Text_20_body" style:list-style-name="L1">
      <style:text-properties fo:color="#000000" loext:opacity="100%" style:font-name="Calibri Light" officeooo:rsid="00033f96" officeooo:paragraph-rsid="00033f96"/>
    </style:style>
    <style:style style:name="P8" style:family="paragraph" style:parent-style-name="Text_20_body" style:list-style-name="L2">
      <style:text-properties officeooo:paragraph-rsid="0003a64d"/>
    </style:style>
    <style:style style:name="T1" style:family="text">
      <style:text-properties officeooo:rsid="00005aa3"/>
    </style:style>
    <style:style style:name="T2" style:family="text">
      <style:text-properties fo:color="#729fcf" loext:opacity="100%"/>
    </style:style>
    <style:style style:name="T3" style:family="text">
      <style:text-properties fo:color="#729fcf" loext:opacity="100%" officeooo:rsid="00005aa3"/>
    </style:style>
    <style:style style:name="T4" style:family="text">
      <style:text-properties fo:color="#729fcf" loext:opacity="100%" officeooo:rsid="00015a07"/>
    </style:style>
    <style:style style:name="T5" style:family="text">
      <style:text-properties fo:color="#729fcf" loext:opacity="100%" officeooo:rsid="0000db6f"/>
    </style:style>
    <style:style style:name="T6" style:family="text">
      <style:text-properties fo:color="#729fcf" loext:opacity="100%" officeooo:rsid="00033f96"/>
    </style:style>
    <style:style style:name="T7" style:family="text">
      <style:text-properties officeooo:rsid="0000db6f"/>
    </style:style>
    <style:style style:name="T8" style:family="text">
      <style:text-properties officeooo:rsid="00015a07"/>
    </style:style>
    <style:style style:name="T9" style:family="text">
      <style:text-properties officeooo:rsid="00033f96"/>
    </style:style>
    <style:style style:name="T10" style:family="text">
      <style:text-properties officeooo:rsid="0003a64d"/>
    </style:style>
    <style:style style:name="T11" style:family="text">
      <style:text-properties officeooo:rsid="0003e0d0"/>
    </style:style>
    <style:style style:name="T12" style:family="text">
      <style:text-properties fo:font-weight="bold" style:font-weight-asian="bold" style:font-weight-complex="bold"/>
    </style:style>
    <style:style style:name="T13" style:family="text">
      <style:text-properties fo:font-weight="bold" officeooo:rsid="00005aa3" style:font-weight-asian="bold" style:font-weight-complex="bold"/>
    </style:style>
    <style:style style:name="T14" style:family="text">
      <style:text-properties fo:font-weight="bold" officeooo:rsid="0000db6f" style:font-weight-asian="bold" style:font-weight-complex="bold"/>
    </style:style>
    <style:style style:name="T15" style:family="text">
      <style:text-properties fo:font-weight="bold" officeooo:rsid="0003a64d" style:font-weight-asian="bold" style:font-weight-complex="bold"/>
    </style:style>
    <style:style style:name="T16" style:family="text">
      <style:text-properties style:font-name="Calibri Light" fo:font-weight="bold" officeooo:rsid="0003a64d" style:font-weight-asian="bold" style:font-weight-complex="bold"/>
    </style:style>
    <style:style style:name="T17" style:family="text">
      <style:text-properties style:font-name="Calibri Light" fo:font-weight="bold" officeooo:rsid="0003e0d0" style:font-weight-asian="bold" style:font-weight-complex="bold"/>
    </style:style>
    <style:style style:name="T18" style:family="text">
      <style:text-properties style:font-name="Calibri Light" officeooo:rsid="0003a64d"/>
    </style:style>
    <style:style style:name="T19" style:family="text">
      <style:text-properties style:font-name="Calibri Light" officeooo:rsid="0003e0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Beschrijving hardware/ software</text:span></text:h>
      <text:p text:style-name="P4"><text:span text:style-name="T1">O</text:span>m de realisatie van het project met succes af te ronden zijn er bepaalde hardware/ software nodig zoals: </text:p>
      <text:h text:style-name="P2" text:outline-level="2">Software</text:h>
      <text:list xml:id="list694568344" text:style-name="L1">
        <text:list-item>
          <text:p text:style-name="P5"><text:span text:style-name="T13">A</text:span><text:span text:style-name="T14">ndroid studio</text:span><text:span text:style-name="T7"> – </text:span><text:span text:style-name="T8">Deze software is er voor gemaakt om android apps te kunnen bouwen. Dit is dus een noodzakelijke software voor de uiteindelijke realisatie van het product.</text:span></text:p>
        </text:list-item>
        <text:list-item>
          <text:p text:style-name="P6"><text:span text:style-name="T12">Database software</text:span> – De database is cruciaal voor de uitwerking en mag dus niet gemist worden. Het zal er voor zorgen dat de website en de app kunnen communiceren met de server en ze dus zo gelijk aan elkaar zullen zijn. Verder zal het er voor zorgen dat er data kan worden opgeslagen en remote kan worden gebruikt( dit sluit aan op mijn vorige statement ). <text:span text:style-name="T9">Een paar voorbeelden van bijvoorbeeld open source database software zijn MySQL, MSSQL(Microsoft SQL) en PostgreSQL.</text:span></text:p>
        </text:list-item>
        <text:list-item>
          <text:p text:style-name="P7"><text:span text:style-name="T12">Virtual android environment</text:span> – Tijdens het bouwen en testen van de applicatie moet je wel een output hebben en aangezien het een android app is werkt het net iets anders dan bij het maken van en website. Een paar voorbeelden van emulators zijn Nox, AndroidStudioEmulator en LDPlayer.</text:p>
        </text:list-item>
      </text:list>
      <text:p text:style-name="P4"/>
      <text:h text:style-name="P3" text:outline-level="2">Hardware</text:h>
      <text:list xml:id="list691182927" text:style-name="L2">
        <text:list-item>
          <text:p text:style-name="P8"><text:span text:style-name="T17">Fysieke android environment( telefoon )</text:span><text:span text:style-name="T18"> – Voor de beste ervaring van het in beeld brengen van de android applicatie is een telefoon met android de prettigste ervaring voor een developer. Simpel weg omdat er meer mogelijkheden zijn zoals testen van snelheid met bepaalde database acties, background tasks(thread processen) of in het algemeen grootte tasks( Dit kan al snel gebeuren wanneer er veel gevraagd wordt van de applicatie en database). Deze testen zullen ervoor zorgen dat de applicatie goed getest het project </text:span><text:span text:style-name="T19">zal </text:span><text:span text:style-name="T18">afron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0:13:44.444000000</meta:creation-date>
    <dc:date>2020-11-05T03:08:08.230000000</dc:date>
    <meta:editing-duration>PT4M8S</meta:editing-duration>
    <meta:editing-cycles>1</meta:editing-cycles>
    <meta:document-statistic meta:table-count="0" meta:image-count="0" meta:object-count="0" meta:page-count="1" meta:paragraph-count="8" meta:word-count="262" meta:character-count="1612" meta:non-whitespace-character-count="1357"/>
    <meta:generator>LibreOffice/7.0.2.2$Windows_X86_64 LibreOffice_project/8349ace3c3162073abd90d81fd06dcfb6b36b994</meta:generator>
  </office:meta>
</office:document-meta>
</file>